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782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-color="#007826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2cm"/>
    </style:style>
    <style:style style:name="gr4" style:family="graphic" style:parent-style-name="standard">
      <style:graphic-properties draw:fill-color="#007826" draw:textarea-horizontal-align="justify" draw:textarea-vertical-align="middle" draw:auto-grow-height="false" fo:min-height="2.29cm" fo:min-width="4.961cm"/>
    </style:style>
    <style:style style:name="gr5" style:family="graphic" style:parent-style-name="standard">
      <style:graphic-properties draw:fill-color="#004586" draw:textarea-horizontal-align="justify" draw:textarea-vertical-align="middle" draw:auto-grow-height="false" fo:min-height="2.29cm" fo:min-width="4.961cm"/>
    </style:style>
    <style:style style:name="gr6" style:family="graphic" style:parent-style-name="standard">
      <style:graphic-properties draw:fill-color="#0066cc" draw:textarea-horizontal-align="justify" draw:textarea-vertical-align="middle" draw:auto-grow-height="false" fo:min-height="2.29cm" fo:min-width="4.961cm"/>
    </style:style>
    <style:style style:name="gr7" style:family="graphic" style:parent-style-name="objectwithoutfill">
      <style:graphic-properties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 fo:min-height="2.29cm" fo:min-width="4.961cm"/>
    </style:style>
    <style:style style:name="gr9" style:family="graphic" style:parent-style-name="standard">
      <style:graphic-properties draw:stroke="none" svg:stroke-color="#000000" draw:fill="none" draw:fill-color="#ffffff" fo:min-height="1.135cm"/>
    </style:style>
    <style:style style:name="gr10" style:family="graphic" style:parent-style-name="standard">
      <style:graphic-properties draw:stroke="none" svg:stroke-color="#000000" draw:fill="none" draw:fill-color="#ffffff" fo:min-height="1.094cm"/>
    </style:style>
    <style:style style:name="gr11" style:family="graphic" style:parent-style-name="standard">
      <style:graphic-properties draw:stroke="none" svg:stroke-color="#000000" draw:fill="none" draw:fill-color="#ffffff" fo:min-height="1.56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2.11cm"/>
    </style:style>
    <style:style style:name="gr14" style:family="graphic" style:parent-style-name="standard">
      <style:graphic-properties draw:stroke="none" svg:stroke-color="#000000" draw:fill="none" draw:fill-color="#ffffff" fo:min-height="0.954cm"/>
    </style:style>
    <style:style style:name="gr15" style:family="graphic" style:parent-style-name="standard">
      <style:graphic-properties draw:stroke="none" svg:stroke-color="#000000" draw:fill="none" draw:fill-color="#ffffff" fo:min-height="1.597cm"/>
    </style:style>
    <style:style style:name="gr16" style:family="graphic" style:parent-style-name="standard">
      <style:graphic-properties draw:stroke="none" svg:stroke-color="#000000" draw:fill="none" draw:fill-color="#ffffff" fo:min-height="1.001cm"/>
    </style:style>
    <style:style style:name="gr17" style:family="graphic" style:parent-style-name="standard">
      <style:graphic-properties draw:stroke="none" svg:stroke-color="#000000" draw:fill="none" draw:fill-color="#ffffff" fo:min-height="1.127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007826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004586"/>
      <style:paragraph-properties fo:text-align="center"/>
      <style:text-properties style:use-window-font-color="true" fo:font-weight="bold" style:font-weight-asian="bold" style:font-weight-complex="bold"/>
    </style:style>
    <style:style style:name="P5" style:family="paragraph">
      <loext:graphic-properties draw:fill-color="#0066cc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420e"/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color="#ffffff"/>
    </style:style>
    <style:style style:name="P9" style:family="paragraph">
      <style:paragraph-properties fo:margin-top="0cm" fo:margin-bottom="0cm" fo:line-height="115%"/>
      <style:text-properties fo:color="#333333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margin-top="0cm" fo:margin-bottom="0cm" fo:line-height="115%"/>
      <style:text-properties fo:color="#333333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margin-top="0cm" fo:margin-bottom="0cm" fo:line-height="200%"/>
      <style:text-properties fo:color="#333333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margin-top="0cm" fo:margin-bottom="0cm" fo:line-height="200%"/>
      <style:text-properties fo:color="#333333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top="0cm" fo:margin-bottom="0cm" fo:line-height="100%"/>
      <style:text-properties fo:color="#333333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paragraph-properties fo:margin-top="0cm" fo:margin-bottom="0cm" fo:line-height="100%"/>
      <style:text-properties fo:color="#333333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fo:color="#333333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4.699cm" svg:height="4.699cm" svg:x="10.854cm" svg:y="1.6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3" draw:text-style-name="P1" draw:layer="layout" svg:width="3.952cm" svg:height="2.384cm" svg:x="11.316cm" svg:y="2.656cm">
          <draw:text-box>
            <text:p><text:span text:style-name="T1">MySQL </text:span><text:span text:style-name="T1">DB</text:span></text:p>
            <text:p><text:span text:style-name="T1"/></text:p>
            <text:p><text:span text:style-name="T1">Datasour</text:span><text:span text:style-name="T1">ce</text:span></text:p>
          </draw:text-box>
        </draw:frame>
        <draw:custom-shape draw:style-name="gr4" draw:text-style-name="P3" draw:layer="layout" svg:width="5.461cm" svg:height="2.54cm" svg:x="18.104cm" svg:y="2.683cm">
          <text:p text:style-name="P2"><text:span text:style-name="T1">R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2.54cm" svg:x="18.131cm" svg:y="7.123cm">
          <text:p text:style-name="P2"><text:span text:style-name="T2">Model Train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2.54cm" svg:x="18.131cm" svg:y="11.365cm">
          <text:p text:style-name="P2"><text:span text:style-name="T2">Model Train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61cm" svg:height="2.54cm" svg:x="9.902cm" svg:y="11.365cm">
          <text:p text:style-name="P2"><text:span text:style-name="T1">Evalu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2.54cm" svg:x="26.378cm" svg:y="11.365cm">
          <text:p text:style-name="P2"><text:span text:style-name="T2"/></text:p>
          <text:p text:style-name="P2"><text:span text:style-name="T2">Experiment</text:span></text:p>
          <text:p text:style-name="P2"><text:span text:style-name="T2">Runn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2.54cm" svg:x="18.078cm" svg:y="15.765cm">
          <text:p text:style-name="P2"><text:span text:style-name="T2">Feature Sel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61cm" svg:height="2.54cm" svg:x="9.902cm" svg:y="15.765cm">
          <text:p text:style-name="P2"><text:span text:style-name="T1">Feature Selector </text:span></text:p>
          <text:p text:style-name="P2"><text:span text:style-name="T1">Repor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61cm" svg:height="2.54cm" svg:x="26.378cm" svg:y="2.67cm">
          <text:p text:style-name="P2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61cm" svg:height="2.54cm" svg:x="9.902cm" svg:y="7.14cm">
          <text:p text:style-name="P2"><text:span text:style-name="T1">Storage Manag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5.122cm" svg:y1="4.048cm" svg:x2="18.204cm" svg:y2="4.048cm">
          <text:p/>
        </draw:line>
        <draw:custom-shape draw:style-name="gr8" draw:text-style-name="P7" draw:layer="layout" svg:width="5.461cm" svg:height="2.54cm" svg:x="26.378cm" svg:y="7.077cm">
          <text:p text:style-name="P2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0.822cm" svg:y1="7.11cm" svg:x2="20.822cm" svg:y2="5.078cm">
          <text:p/>
        </draw:line>
        <draw:line draw:style-name="gr7" draw:text-style-name="P6" draw:layer="layout" svg:x1="23.631cm" svg:y1="8.366cm" svg:x2="26.584cm" svg:y2="8.348cm">
          <text:p/>
        </draw:line>
        <draw:line draw:style-name="gr7" draw:text-style-name="P6" draw:layer="layout" svg:x1="29.11cm" svg:y1="7.123cm" svg:x2="29.11cm" svg:y2="5.091cm">
          <text:p/>
        </draw:line>
        <draw:line draw:style-name="gr7" draw:text-style-name="P6" draw:layer="layout" svg:x1="18.364cm" svg:y1="8.348cm" svg:x2="15.376cm" svg:y2="8.366cm">
          <text:p/>
        </draw:line>
        <draw:line draw:style-name="gr7" draw:text-style-name="P8" draw:layer="layout" svg:x1="12.622cm" svg:y1="11.53cm" svg:x2="12.622cm" svg:y2="9.498cm">
          <text:p/>
        </draw:line>
        <draw:line draw:style-name="gr7" draw:text-style-name="P6" draw:layer="layout" svg:x1="20.822cm" svg:y1="11.51cm" svg:x2="20.822cm" svg:y2="9.478cm">
          <text:p/>
        </draw:line>
        <draw:line draw:style-name="gr7" draw:text-style-name="P6" draw:layer="layout" svg:x1="20.822cm" svg:y1="15.83cm" svg:x2="20.822cm" svg:y2="13.798cm">
          <text:p/>
        </draw:line>
        <draw:line draw:style-name="gr7" draw:text-style-name="P6" draw:layer="layout" svg:x1="26.564cm" svg:y1="12.548cm" svg:x2="23.504cm" svg:y2="12.557cm">
          <text:p/>
        </draw:line>
        <draw:custom-shape draw:style-name="gr6" draw:text-style-name="P5" draw:layer="layout" svg:width="5.461cm" svg:height="2.54cm" svg:x="1.478cm" svg:y="11.395cm">
          <text:p text:style-name="P2"><text:span text:style-name="T1">Console 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6.867cm" svg:y1="12.557cm" svg:x2="9.885cm" svg:y2="12.548cm">
          <text:p/>
        </draw:line>
        <draw:line draw:style-name="gr7" draw:text-style-name="P8" draw:layer="layout" svg:x1="6.867cm" svg:y1="13.954cm" svg:x2="10.092cm" svg:y2="16.113cm">
          <text:p/>
        </draw:line>
        <draw:line draw:style-name="gr7" draw:text-style-name="P6" draw:layer="layout" svg:x1="15.249cm" svg:y1="16.875cm" svg:x2="18.185cm" svg:y2="16.948cm">
          <text:p/>
        </draw:line>
        <draw:line draw:style-name="gr7" draw:text-style-name="P6" draw:layer="layout" svg:x1="23.504cm" svg:y1="4.048cm" svg:x2="26.484cm" svg:y2="4.048cm">
          <text:p/>
        </draw:line>
        <draw:custom-shape draw:style-name="gr5" draw:text-style-name="P4" draw:layer="layout" svg:width="5.461cm" svg:height="2.54cm" svg:x="26.378cm" svg:y="15.765cm">
          <text:p text:style-name="P2"><text:span text:style-name="T2"/></text:p>
          <text:p text:style-name="P2"><text:span text:style-name="T2">Ensemble </text:span></text:p>
          <text:p text:style-name="P2"><text:span text:style-name="T2">Train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6.298cm" svg:y1="15.732cm" svg:x2="23.504cm" svg:y2="13.827cm">
          <text:p/>
        </draw:line>
        <draw:custom-shape draw:style-name="gr6" draw:text-style-name="P5" draw:layer="layout" svg:width="5.461cm" svg:height="2.54cm" svg:x="1.478cm" svg:y="7.14cm">
          <text:p text:style-name="P2"><text:span text:style-name="T1">Ensemble</text:span></text:p>
          <text:p text:style-name="P2"><text:span text:style-name="T1">Evaluato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867cm" svg:y1="8.366cm" svg:x2="9.864cm" svg:y2="8.348cm">
          <text:p/>
        </draw:line>
        <draw:line draw:style-name="gr7" draw:text-style-name="P6" draw:layer="layout" svg:x1="4.022cm" svg:y1="11.531cm" svg:x2="4.022cm" svg:y2="9.499cm">
          <text:p/>
        </draw:line>
        <draw:frame draw:style-name="gr9" draw:text-style-name="P10" draw:layer="layout" svg:width="2.491cm" svg:height="1.385cm" svg:x="15.254cm" svg:y="3.425cm">
          <draw:text-box>
            <text:p text:style-name="P9"><text:span text:style-name="T3">Retriev</text:span><text:span text:style-name="T3">es </text:span><text:span text:style-name="T3">Raw </text:span><text:span text:style-name="T3">Data</text:span></text:p>
          </draw:text-box>
        </draw:frame>
        <draw:frame draw:style-name="gr10" draw:text-style-name="P10" draw:layer="layout" svg:width="3.262cm" svg:height="1.815cm" svg:x="26.554cm" svg:y="5.325cm">
          <draw:text-box>
            <text:p text:style-name="P9"><text:span text:style-name="T3">Retriev</text:span><text:span text:style-name="T3">es </text:span><text:span text:style-name="T3">Tensor</text:span><text:span text:style-name="T3">flow </text:span><text:span text:style-name="T3">Datase</text:span><text:span text:style-name="T3">t</text:span></text:p>
          </draw:text-box>
        </draw:frame>
        <draw:frame draw:style-name="gr11" draw:text-style-name="P10" draw:layer="layout" svg:width="2.744cm" svg:height="2.905cm" svg:x="23.554cm" svg:y="2.925cm">
          <draw:text-box>
            <text:p text:style-name="P9"><text:span text:style-name="T3">Create</text:span><text:span text:style-name="T3">s </text:span><text:span text:style-name="T3">Gener</text:span><text:span text:style-name="T3">ator </text:span><text:span text:style-name="T3">with </text:span><text:span text:style-name="T3">Proces</text:span><text:span text:style-name="T3">sed </text:span><text:span text:style-name="T3">Data</text:span></text:p>
          </draw:text-box>
        </draw:frame>
        <draw:frame draw:style-name="gr12" draw:text-style-name="P10" draw:layer="layout" svg:width="2.545cm" svg:height="1.27cm" svg:x="18.354cm" svg:y="5.625cm">
          <draw:text-box>
            <text:p text:style-name="P9"><text:span text:style-name="T3">Retriev</text:span><text:span text:style-name="T3">es </text:span><text:span text:style-name="T3">Gener</text:span><text:span text:style-name="T3">ator</text:span></text:p>
          </draw:text-box>
        </draw:frame>
        <draw:frame draw:style-name="gr13" draw:text-style-name="P10" draw:layer="layout" svg:width="2.545cm" svg:height="2.36cm" svg:x="23.755cm" svg:y="7.226cm">
          <draw:text-box>
            <text:p text:style-name="P9"><text:span text:style-name="T3">Creates, Trains and </text:span><text:span text:style-name="T3">Tests </text:span></text:p>
            <text:p text:style-name="P9"><text:span text:style-name="T3">NN</text:span></text:p>
          </draw:text-box>
        </draw:frame>
        <draw:frame draw:style-name="gr14" draw:text-style-name="P10" draw:layer="layout" svg:width="2.198cm" svg:height="1.27cm" svg:x="15.954cm" svg:y="7.725cm">
          <draw:text-box>
            <text:p text:style-name="P9"><text:span text:style-name="T3">Stores</text:span></text:p>
            <text:p text:style-name="P9"><text:span text:style-name="T3">Result</text:span><text:span text:style-name="T3">s</text:span></text:p>
          </draw:text-box>
        </draw:frame>
        <draw:frame draw:style-name="gr15" draw:text-style-name="P12" draw:layer="layout" svg:width="3.114cm" svg:height="1.847cm" svg:x="23.554cm" svg:y="11.726cm">
          <draw:text-box>
            <text:p text:style-name="P11"><text:span text:style-name="T3">Executes</text:span></text:p>
            <text:p text:style-name="P11"><text:span text:style-name="T3">Experiments</text:span></text:p>
          </draw:text-box>
        </draw:frame>
        <draw:frame draw:style-name="gr16" draw:text-style-name="P14" draw:layer="layout" svg:width="3.927cm" svg:height="1.251cm" svg:x="25.454cm" svg:y="14.227cm">
          <draw:text-box>
            <text:p text:style-name="P13"><text:span text:style-name="T3">Trains NNs for </text:span><text:span text:style-name="T3">Ensemble</text:span></text:p>
          </draw:text-box>
        </draw:frame>
        <draw:frame draw:style-name="gr17" draw:text-style-name="P14" draw:layer="layout" svg:width="5.376cm" svg:height="1.377cm" svg:x="18.655cm" svg:y="14.428cm">
          <draw:text-box>
            <text:p text:style-name="P13"><text:span text:style-name="T3">Performs Feature </text:span><text:span text:style-name="T3">Selection Experiments</text:span></text:p>
          </draw:text-box>
        </draw:frame>
        <draw:frame draw:style-name="gr17" draw:text-style-name="P14" draw:layer="layout" svg:width="5.6cm" svg:height="1.377cm" svg:x="18.355cm" svg:y="10.329cm">
          <draw:text-box>
            <text:p text:style-name="P13"><text:span text:style-name="T3">Trains and <text:s/>Evaluates NN</text:span></text:p>
          </draw:text-box>
        </draw:frame>
        <draw:frame draw:style-name="gr18" draw:text-style-name="P14" draw:layer="layout" svg:width="5.021cm" svg:height="1.673cm" svg:x="10.228cm" svg:y="10.017cm">
          <draw:text-box>
            <text:p text:style-name="P13"><text:span text:style-name="T3">Retrieves <text:s text:c="2"/>and </text:span></text:p>
            <text:p text:style-name="P13"><text:span text:style-name="T3">Evaluates <text:s/>NN Results</text:span></text:p>
          </draw:text-box>
        </draw:frame>
        <draw:frame draw:style-name="gr17" draw:text-style-name="P14" draw:layer="layout" svg:width="5.6cm" svg:height="2.621cm" svg:x="6.855cm" svg:y="7.331cm">
          <draw:text-box>
            <text:p text:style-name="P13"><text:span text:style-name="T3">Retrieves </text:span></text:p>
            <text:p text:style-name="P13"><text:span text:style-name="T3">and </text:span></text:p>
            <text:p text:style-name="P13"><text:span text:style-name="T3">Evaluates </text:span></text:p>
            <text:p text:style-name="P13"><text:span text:style-name="T3">NN Ensemble </text:span></text:p>
            <text:p text:style-name="P13"><text:span text:style-name="T3">Results</text:span></text:p>
          </draw:text-box>
        </draw:frame>
        <draw:frame draw:style-name="gr17" draw:text-style-name="P14" draw:layer="layout" svg:width="5.6cm" svg:height="2.147cm" svg:x="15.238cm" svg:y="15.84cm">
          <draw:text-box>
            <text:p text:style-name="P13"><text:span text:style-name="T3">Retrieves </text:span></text:p>
            <text:p text:style-name="P13"><text:span text:style-name="T3">Feature </text:span></text:p>
            <text:p text:style-name="P13"><text:span text:style-name="T3">Selection </text:span></text:p>
            <text:p text:style-name="P13"><text:span text:style-name="T3">Results </text:span></text:p>
          </draw:text-box>
        </draw:frame>
        <draw:frame draw:style-name="gr18" draw:text-style-name="P14" draw:layer="layout" svg:width="4.369cm" svg:height="1.673cm" svg:x="4.055cm" svg:y="9.832cm">
          <draw:text-box>
            <text:p text:style-name="P13"><text:span text:style-name="T3">Retrieves and </text:span></text:p>
            <text:p text:style-name="P13"><text:span text:style-name="T3">Displays NN </text:span></text:p>
            <text:p text:style-name="P13"><text:span text:style-name="T3">Ensemble Results</text:span></text:p>
          </draw:text-box>
        </draw:frame>
        <draw:frame draw:style-name="gr17" draw:text-style-name="P14" draw:layer="layout" svg:width="5.6cm" svg:height="2.147cm" svg:x="6.855cm" svg:y="11.516cm">
          <draw:text-box>
            <text:p text:style-name="P13"><text:span text:style-name="T3">Retrieves </text:span></text:p>
            <text:p text:style-name="P13"><text:span text:style-name="T3">and </text:span></text:p>
            <text:p text:style-name="P13"><text:span text:style-name="T3">Displays </text:span></text:p>
            <text:p text:style-name="P13"><text:span text:style-name="T3">NN Results</text:span></text:p>
          </draw:text-box>
        </draw:frame>
        <draw:frame draw:style-name="gr18" draw:text-style-name="P14" draw:layer="layout" svg:width="4.363cm" svg:height="1.673cm" svg:x="5.155cm" svg:y="14.734cm">
          <draw:text-box>
            <text:p text:style-name="P13"><text:span text:style-name="T3">Retrieves and </text:span></text:p>
            <text:p text:style-name="P13"><text:span text:style-name="T3">Displays Feature </text:span><text:span text:style-name="T3">Selection </text:span><text:span text:style-name="T3">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8:31:50.570588527</meta:creation-date>
    <dc:date>2018-09-28T14:46:06.076080720</dc:date>
    <meta:editing-duration>PT6H7M42S</meta:editing-duration>
    <meta:editing-cycles>20</meta:editing-cycles>
    <meta:generator>LibreOffice/5.1.6.2$Linux_X86_64 LibreOffice_project/10m0$Build-2</meta:generator>
    <meta:document-statistic meta:object-count="48"/>
  </office:meta>
</office:document-meta>
</file>